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8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2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4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6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2" table:default-cell-style-name="ce14"/>
        <table:table-column table:style-name="co5" table:default-cell-style-name="ce14"/>
        <table:table-column table:style-name="co2" table:default-cell-style-name="ce9"/>
        <table:table-column table:style-name="co2" table:number-columns-repeated="3" table:default-cell-style-name="ce14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table:style-name="ce2" table:number-columns-repeated="2"/>
          <table:table-cell table:style-name="ce7" office:value-type="string" calcext:value-type="string" table:number-columns-spanned="5" table:number-rows-spanned="1">
            <text:p>BLASTP</text:p>
          </table:table-cell>
          <table:covered-table-cell table:number-columns-repeated="4" table:style-name="ce2"/>
          <table:table-cell table:style-name="ce2"/>
          <table:table-cell table:style-name="ce20" office:value-type="string" calcext:value-type="string" table:number-columns-spanned="4" table:number-rows-spanned="1">
            <text:p>Best Hit</text:p>
          </table:table-cell>
          <table:covered-table-cell table:number-columns-repeated="2"/>
          <table:covered-table-cell table:style-name="ce14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Word size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48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8">
            <text:p>nr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 office:value-type="float" office:value="44" calcext:value-type="float">
            <text:p>44</text:p>
          </table:table-cell>
          <table:table-cell table:style-name="ce22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2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 office:value-type="float" office:value="44" calcext:value-type="float">
            <text:p>44</text:p>
          </table:table-cell>
          <table:table-cell table:style-name="ce22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covered-table-cell/>
          <table:table-cell/>
        </table:table-row>
        <table:table-row table:style-name="ro2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office:value-type="float" office:value="64" calcext:value-type="float">
            <text:p>64</text:p>
          </table:table-cell>
          <table:table-cell table:style-name="ce22" office:value-type="float" office:value="6E-069" calcext:value-type="float">
            <text:p>6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 table:style-name="ce34" office:value-type="string" calcext:value-type="string">
            <text:p>Low and normal levels of LDH do not usually indicate any pathology.<text:a xlink:href="https://en.wikipedia.org/wiki/Lactate_dehydrogenase#cite_note-labtestsonline-29" xlink:type="simple">[28]</text:a> Low levels may be caused by large intake of <text:a xlink:href="https://en.wikipedia.org/wiki/Vitamin_C" xlink:type="simple">vitamin C</text:a>.</text:p>
          </table:table-cell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 office:value-type="float" office:value="12" calcext:value-type="float">
            <text:p>12</text:p>
          </table:table-cell>
          <table:table-cell table:style-name="ce24" office:value-type="float" office:value="0.00000000007" calcext:value-type="float">
            <text:p>7.00E-1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45" calcext:value-type="float">
            <text:p>45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8">
            <text:p>refseq select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covered-table-cell table:style-name="ce32"/>
          <table:table-cell/>
        </table:table-row>
        <table:table-row table:style-name="ro1">
          <table:covered-table-cell table:style-name="ce4"/>
          <table:table-cell table:style-name="ce5"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E-070" calcext:value-type="float">
            <text:p>4.00E-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0" office:value-type="float" office:value="11" calcext:value-type="float">
            <text:p>11</text:p>
          </table:table-cell>
          <table:table-cell table:style-name="ce34" office:value-type="string" calcext:value-type="string">
            <text:p> <text:a xlink:href="https://www.ncbi.nlm.nih.gov/protein/NP_919417.1?report=genbank&amp;log$=protalign&amp;blast_rank=1&amp;RID=RAEWY777016" xlink:type="simple">NP_91941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.000000008" calcext:value-type="float">
            <text:p>8.00E-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00000004" calcext:value-type="float">
            <text:p>4.00E-0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string" calcext:value-type="string">
            <text:p> <text:a xlink:href="https://www.ncbi.nlm.nih.gov/protein/NP_689996.4?report=genbank&amp;log$=protalign&amp;blast_rank=1&amp;RID=RAE43MP8013" xlink:type="simple">NP_689996.4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6" calcext:value-type="float">
            <text:p>16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0.000000000005" calcext:value-type="float">
            <text:p>5.00E-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 table:number-columns-spanned="1" table:number-rows-spanned="8">
            <text:p>refseq protein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office:value-type="float" office:value="32" calcext:value-type="float">
            <text:p>32</text:p>
          </table:table-cell>
          <table:table-cell table:style-name="ce25" office:value-type="float" office:value="0.00000000003" calcext:value-type="float">
            <text:p>3.00E-11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53" calcext:value-type="float">
            <text:p>53</text:p>
          </table:table-cell>
          <table:table-cell table:style-name="ce29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 office:value-type="float" office:value="32" calcext:value-type="float">
            <text:p>32</text:p>
          </table:table-cell>
          <table:table-cell table:style-name="ce22" office:value-type="float" office:value="0.00000000003" calcext:value-type="float">
            <text:p>3.00E-1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53" calcext:value-type="float">
            <text:p>53</text:p>
          </table:table-cell>
          <table:table-cell table:style-name="ce3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3"/>
          <table:table-cell table:number-columns-repeated="2"/>
          <table:table-cell table:style-name="ce30"/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float" office:value="2E-069" calcext:value-type="float">
            <text:p>2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4" calcext:value-type="float">
            <text:p>24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7"/>
          <table:table-cell table:style-name="ce15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 table:number-columns-spanned="1" table:number-rows-spanned="8">
            <text:p>pdb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00000000008" calcext:value-type="float">
            <text:p>8.00E-1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0" office:value-type="float" office:value="8" calcext:value-type="float">
            <text:p>8</text:p>
          </table:table-cell>
          <table:table-cell table:style-name="ce34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34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 table:style-name="ce4"/>
          <table:table-cell table:style-name="ce5"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number-columns-repeated="2"/>
          <table:table-cell table:style-name="ce30"/>
          <table:table-cell table:style-name="ce34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34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 table:style-name="ce4"/>
          <table:table-cell table:style-name="ce5"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2" calcext:value-type="float">
            <text:p>32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 table:number-columns-spanned="1" table:number-rows-spanned="8">
            <text:p>swissprot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0.000000000006" calcext:value-type="float">
            <text:p>6.00E-12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53" calcext:value-type="float">
            <text:p>5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string" calcext:value-type="string">
            <text:p> <text:a xlink:href="https://www.ncbi.nlm.nih.gov/protein/Q15392.2?report=genbank&amp;log$=protalign&amp;blast_rank=1&amp;RID=RAFVUDUM01N" xlink:type="simple">Q15392.2</text:a></text:p>
          </table:table-cell>
          <table:table-cell table:style-name="ce32" office:value-type="string" calcext:value-type="string">
            <text:p><text:a xlink:href="https://www.ncbi.nlm.nih.gov/protein/NP_055577.1?report=genbank&amp;log$=protalign&amp;blast_rank=1&amp;RID=RAEEA273013" xlink:type="simple">NP_055577.1</text:a></text:p>
          </table:table-cell>
        </table:table-row>
        <table:table-row table:style-name="ro1">
          <table:covered-table-cell table:style-name="ce4"/>
          <table:table-cell table:style-name="ce5"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float" office:value="1E-066" calcext:value-type="float">
            <text:p>1.00E-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30" office:value-type="float" office:value="15" calcext:value-type="float">
            <text:p>15</text:p>
          </table:table-cell>
          <table:table-cell table:style-name="ce34" office:value-type="string" calcext:value-type="string">
            <text:p><text:a xlink:href="https://www.ncbi.nlm.nih.gov/protein/Q86WU2.1?report=genbank&amp;log$=protalign&amp;blast_rank=1&amp;RID=RAFZ19S3013" xlink:type="simple">Q86WU2.1</text:a></text:p>
          </table:table-cell>
          <table:table-cell table:style-name="ce33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</table:table-row>
        <table:table-row table:style-name="ro1">
          <table:covered-table-cell table:style-name="ce4"/>
          <table:table-cell table:style-name="ce5"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0" calcext:value-type="float">
            <text:p>40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7"/>
          <table:table-cell table:style-name="ce15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1" calcext:value-type="float">
            <text:p>41</text:p>
          </table:table-cell>
          <table:table-cell table:style-name="ce8" table:number-columns-spanned="1" table:number-rows-spanned="8"/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2" calcext:value-type="float">
            <text:p>4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3" calcext:value-type="float">
            <text:p>4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4" calcext:value-type="float">
            <text:p>4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5" calcext:value-type="float">
            <text:p>4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6" calcext:value-type="float">
            <text:p>4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7" calcext:value-type="float">
            <text:p>4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/>
          <table:table-cell table:style-name="ce23"/>
          <table:table-cell table:number-columns-repeated="2"/>
          <table:table-cell table:style-name="ce3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8" calcext:value-type="float">
            <text:p>4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7"/>
          <table:table-cell table:style-name="ce15" table:number-columns-repeated="2"/>
          <table:table-cell table:style-name="ce31"/>
          <table:table-cell table:number-columns-repeated="2"/>
        </table:table-row>
        <table:table-row table:style-name="ro1" table:number-rows-repeated="8">
          <table:table-cell/>
          <table:table-cell table:style-name="ce6"/>
          <table:table-cell table:number-columns-repeated="12"/>
        </table:table-row>
        <table:table-row table:style-name="ro1" table:number-rows-repeated="98">
          <table:table-cell table:number-columns-repeated="14"/>
        </table:table-row>
        <table:table-row table:style-name="ro1" table:number-rows-repeated="27">
          <table:table-cell table:number-columns-repeated="2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Default" table:number-columns-repeated="4"/>
          <table:table-cell table:style-name="ce11"/>
          <table:table-cell table:style-name="Default" table:number-columns-repeated="3"/>
          <table:table-cell table:number-columns-repeated="3"/>
        </table:table-row>
        <table:table-row table:style-name="ro1" table:number-rows-repeated="54">
          <table:table-cell table:number-columns-repeated="2"/>
          <table:table-cell table:style-name="Default" table:number-columns-repeated="5"/>
          <table:table-cell table:style-name="ce11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2"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23:31.33327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4T12:16:33.808304225</dc:date>
    <meta:editing-duration>PT20H48M12S</meta:editing-duration>
    <meta:editing-cycles>23</meta:editing-cycles>
    <meta:generator>LibreOffice/6.4.7.2$Linux_X86_64 LibreOffice_project/40$Build-2</meta:generator>
    <meta:document-statistic meta:table-count="1" meta:cell-count="369" meta:object-count="0"/>
  </office:meta>
</office:document-meta>
</file>